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604" officeooo:paragraph-rsid="000b2604"/>
    </style:style>
    <style:style style:name="P2" style:family="paragraph" style:parent-style-name="Standard">
      <style:text-properties officeooo:rsid="000b2604" officeooo:paragraph-rsid="000b2604" loext:padding="0in" loext:border="none"/>
    </style:style>
    <style:style style:name="P3" style:family="paragraph" style:parent-style-name="Standard">
      <style:text-properties officeooo:rsid="000c0f62" officeooo:paragraph-rsid="000c0f62"/>
    </style:style>
    <style:style style:name="T1" style:family="text">
      <style:text-properties officeooo:rsid="000fa603"/>
    </style:style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scrollbar="false" draw:frame-display-border="false" draw:frame-margin-horizontal="0px" draw:frame-margin-vertical="0px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lass</text:p>
      <text:p text:style-name="P1"><text:a xlink:type="simple" xlink:href="https://www.w3schools.com/python/exercise.asp?filename=exercise_datatypes1" text:style-name="Internet_20_link" text:visited-style-name="Visited_20_Internet_20_Link">https://www.w3schools.com/python/exercise.asp?filename=exercise_datatypes1</text:a></text:p>
      <text:p text:style-name="P3"/>
      <text:p text:style-name="P3">Keywords arguments</text:p>
      <text:p text:style-name="P1"><text:a xlink:type="simple" xlink:href="https://www.pythontutorial.net/python-basics/python-keyword-arguments/" text:style-name="Internet_20_link" text:visited-style-name="Visited_20_Internet_20_Link">https://www.pythontutorial.net/python-basics/python-keyword-arguments/</text:a></text:p>
      <text:p text:style-name="P1"/>
      <text:p text:style-name="P2"><draw:frame draw:style-name="fr1" draw:name="Object1" text:anchor-type="as-char" svg:width="7.5835in" svg:height="0.9374in" draw:z-index="0"><draw:floating-frame draw:frame-name="google_ads_iframe_/1254144,21907361026/techgeekbuzz_com-box-2_0"/></draw:frame></text:p>
      <text:h text:style-name="Heading_20_1" text:outline-level="1">How to Use GitHub API in Python? <text:span text:style-name="T1">(hugely important)</text:span></text:h>
      <text:p text:style-name="P1">https://www.techgeekbuzz.com/blog/how-to-use-github-api-in-python/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9:15:28.159844075</meta:creation-date>
    <dc:date>2022-09-01T18:42:35.229107837</dc:date>
    <meta:editing-duration>PT3M12S</meta:editing-duration>
    <meta:editing-cycles>5</meta:editing-cycles>
    <meta:generator>LibreOffice/7.3.4.2$Linux_X86_64 LibreOffice_project/30$Build-2</meta:generator>
    <meta:document-statistic meta:table-count="0" meta:image-count="0" meta:object-count="1" meta:page-count="1" meta:paragraph-count="7" meta:word-count="16" meta:character-count="291" meta:non-whitespace-character-count="281"/>
  </office:meta>
</office:document-meta>
</file>